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6699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CATIONS AND PHAS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 ADDRESSES</text:p>
          </table:table-cell>
          <table:table-cell table:number-columns-repeated="2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8" table:formula="of:=[.H9]+[.I9]" office:value-type="float" office:value="1492242" calcext:value-type="float">
            <text:p>1492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8" table:formula="of:=[.H10]+[.I10]" office:value-type="float" office:value="1051262" calcext:value-type="float">
            <text:p>10512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8" table:formula="of:=[.H11]+[.I11]" office:value-type="float" office:value="345884" calcext:value-type="float">
            <text:p>34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,letters,pic2</text:p>
          </table:table-cell>
          <table:table-cell office:value-type="string" calcext:value-type="string">
            <text:p>“1”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8" table:formula="of:=[.H12]+[.I12]" office:value-type="float" office:value="698860" calcext:value-type="float">
            <text:p>698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“2”</text:p>
          </table:table-cell>
          <table:table-cell table:formula="of:=[.C12]+150000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8" table:formula="of:=[.H13]+[.I13]" office:value-type="float" office:value="83662" calcext:value-type="float">
            <text:p>83662</text:p>
          </table:table-cell>
          <table:table-cell office:value-type="string" calcext:value-type="string">
            <text:p>resident?</text:p>
          </table:table-cell>
          <table:table-cell office:value-type="string" calcext:value-type="string">
            <text:p>yellow+ora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hed</text:p>
          </table:table-cell>
          <table:table-cell table:formula="of:=[.C13]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8" table:formula="of:=[.H14]+[.I14]" office:value-type="float" office:value="1420036" calcext:value-type="float">
            <text:p>1420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table:formula="of:=[.C13]+300000" office:value-type="float" office:value="450000" calcext:value-type="float">
            <text:p>450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1797000" calcext:value-type="float">
            <text:p>1797000</text:p>
          </table:table-cell>
          <table:table-cell table:style-name="ce8" table:formula="of:=[.H15]+[.I15]" office:value-type="float" office:value="2105420" calcext:value-type="float">
            <text:p>2105420</text:p>
          </table:table-cell>
          <table:table-cell office:value-type="string" calcext:value-type="string">
            <text:p>←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ider</text:p>
          </table:table-cell>
          <table:table-cell table:formula="of:=[.C14]+270000" office:value-type="float" office:value="420000" calcext:value-type="float">
            <text:p>420000</text:p>
          </table:table-cell>
          <table:table-cell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8" table:formula="of:=[.H16]+[.I16]" office:value-type="float" office:value="262150" calcext:value-type="float">
            <text:p>262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table:formula="of:=[.C16]+300000" office:value-type="float" office:value="720000" calcext:value-type="float">
            <text:p>720000</text:p>
          </table:table-cell>
          <table:table-cell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8" table:formula="of:=[.H17]+[.I17]" office:value-type="float" office:value="1982482" calcext:value-type="float">
            <text:p>1982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head</text:p>
          </table:table-cell>
          <table:table-cell table:formula="of:=[.C17]+235000" office:value-type="float" office:value="955000" calcext:value-type="float">
            <text:p>955000</text:p>
          </table:table-cell>
          <table:table-cell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1797000" calcext:value-type="float">
            <text:p>1797000</text:p>
          </table:table-cell>
          <table:table-cell table:style-name="ce8" table:formula="of:=[.H18]+[.I18]" office:value-type="float" office:value="2054426" calcext:value-type="float">
            <text:p>2054426</text:p>
          </table:table-cell>
          <table:table-cell office:value-type="string" calcext:value-type="string">
            <text:p>&lt;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na</text:p>
          </table:table-cell>
          <table:table-cell table:formula="of:=[.C18]+467000" office:value-type="float" office:value="1422000" calcext:value-type="float">
            <text:p>1422000</text:p>
          </table:table-cell>
          <table:table-cell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8" table:formula="of:=[.H19]+[.I19]" office:value-type="float" office:value="345788" calcext:value-type="float">
            <text:p>345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1</text:p>
          </table:table-cell>
          <table:table-cell table:formula="of:=[.C19]+275000+100000" office:value-type="float" office:value="1797000" calcext:value-type="float">
            <text:p>1797000</text:p>
          </table:table-cell>
          <table:table-cell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8" table:formula="of:=[.H20]+[.I20]" office:value-type="float" office:value="949010" calcext:value-type="float">
            <text:p>949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,mars</text:p>
          </table:table-cell>
          <table:table-cell office:value-type="string" calcext:value-type="string">
            <text:p>“3”</text:p>
          </table:table-cell>
          <table:table-cell table:formula="of:=[.C20]" office:value-type="float" office:value="1797000" calcext:value-type="float">
            <text:p>1797000</text:p>
          </table:table-cell>
          <table:table-cell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8" table:formula="of:=[.H21]+[.I21]" office:value-type="float" office:value="803982" calcext:value-type="float">
            <text:p>803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_end</text:p>
          </table:table-cell>
          <table:table-cell/>
          <table:table-cell table:formula="of:=[.C21]+309000" office:value-type="float" office:value="2106000" calcext:value-type="float">
            <text:p>2106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+345000" office:value-type="float" office:value="2142000" calcext:value-type="float">
            <text:p>2142000</text:p>
          </table:table-cell>
          <table:table-cell/>
          <table:table-cell office:value-type="string" calcext:value-type="string">
            <text:p>install???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1797000" calcext:value-type="float">
            <text:p>1797000</text:p>
          </table:table-cell>
          <table:table-cell table:style-name="ce5" table:formula="of:=[.H24]+[.I24]" office:value-type="float" office:value="2105420" calcext:value-type="float">
            <text:p>2105420</text:p>
          </table:table-cell>
          <table:table-cell/>
          <table:table-cell table:formula="of:=DEC2HEX([.I24]+410640)" office:value-type="string" office:string-value="21AF98" calcext:value-type="string">
            <text:p>21AF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3" table:formula="of:=[.H25]+[.I25]" office:value-type="float" office:value="345884" calcext:value-type="float">
            <text:p>345884</text:p>
          </table:table-cell>
          <table:table-cell/>
          <table:table-cell table:formula="of:=DEC2HEX([.I25]+410640)" office:value-type="string" office:string-value="64410" calcext:value-type="string">
            <text:p>6441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1797000" calcext:value-type="float">
            <text:p>1797000</text:p>
          </table:table-cell>
          <table:table-cell table:style-name="ce2" table:formula="of:=[.H26]+[.I26]" office:value-type="float" office:value="2054426" calcext:value-type="float">
            <text:p>2054426</text:p>
          </table:table-cell>
          <table:table-cell office:value-type="string" calcext:value-type="string">
            <text:p>unloaded early</text:p>
          </table:table-cell>
          <table:table-cell table:formula="of:=DEC2HEX([.I26]+410640)" office:value-type="string" office:string-value="21AF98" calcext:value-type="string">
            <text:p>21AF9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2" table:formula="of:=[.H27]+[.I27]" office:value-type="float" office:value="345788" calcext:value-type="float">
            <text:p>345788</text:p>
          </table:table-cell>
          <table:table-cell/>
          <table:table-cell table:formula="of:=DEC2HEX([.I27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4" table:formula="of:=[.H28]+[.I28]" office:value-type="float" office:value="83662" calcext:value-type="float">
            <text:p>83662</text:p>
          </table:table-cell>
          <table:table-cell office:value-type="string" calcext:value-type="string">
            <text:p>persistent</text:p>
          </table:table-cell>
          <table:table-cell table:formula="of:=DEC2HEX([.I28]+410640)" office:value-type="string" office:string-value="64410" calcext:value-type="string">
            <text:p>644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2" table:formula="of:=[.H29]+[.I29]" office:value-type="float" office:value="1982482" calcext:value-type="float">
            <text:p>1982482</text:p>
          </table:table-cell>
          <table:table-cell office:value-type="string" calcext:value-type="string">
            <text:p>unload early</text:p>
          </table:table-cell>
          <table:table-cell table:formula="of:=DEC2HEX([.I29]+410640)" office:value-type="string" office:string-value="21AF98" calcext:value-type="string">
            <text:p>21AF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2" table:formula="of:=[.H30]+[.I30]" office:value-type="float" office:value="1051262" calcext:value-type="float">
            <text:p>1051262</text:p>
          </table:table-cell>
          <table:table-cell/>
          <table:table-cell table:formula="of:=DEC2HEX([.I30]+410640)" office:value-type="string" office:string-value="D21E0" calcext:value-type="string">
            <text:p>D21E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1" table:formula="of:=[.H31]+[.I31]" office:value-type="float" office:value="698860" calcext:value-type="float">
            <text:p>698860</text:p>
          </table:table-cell>
          <table:table-cell/>
          <table:table-cell table:formula="of:=DEC2HEX([.I31]+410640)" office:value-type="string" office:string-value="CACB0" calcext:value-type="string">
            <text:p>CACB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1" table:formula="of:=[.H32]+[.I32]" office:value-type="float" office:value="262150" calcext:value-type="float">
            <text:p>262150</text:p>
          </table:table-cell>
          <table:table-cell/>
          <table:table-cell table:formula="of:=DEC2HEX([.I32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1" table:formula="of:=[.H33]+[.I33]" office:value-type="float" office:value="949010" calcext:value-type="float">
            <text:p>949010</text:p>
          </table:table-cell>
          <table:table-cell/>
          <table:table-cell table:formula="of:=DEC2HEX([.I33]+410640)" office:value-type="string" office:string-value="114090" calcext:value-type="string">
            <text:p>11409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1" table:formula="of:=[.H34]+[.I34]" office:value-type="float" office:value="1420036" calcext:value-type="float">
            <text:p>1420036</text:p>
          </table:table-cell>
          <table:table-cell/>
          <table:table-cell table:formula="of:=DEC2HEX([.I34]+410640)" office:value-type="string" office:string-value="14D688" calcext:value-type="string">
            <text:p>14D6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1" table:formula="of:=[.H35]+[.I35]" office:value-type="float" office:value="1492242" calcext:value-type="float">
            <text:p>1492242</text:p>
          </table:table-cell>
          <table:table-cell/>
          <table:table-cell table:formula="of:=DEC2HEX([.I35]+410640)" office:value-type="string" office:string-value="1BF6C0" calcext:value-type="string">
            <text:p>1BF6C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6" table:formula="of:=[.H36]+[.I36]" office:value-type="float" office:value="803982" calcext:value-type="float">
            <text:p>803982</text:p>
          </table:table-cell>
          <table:table-cell/>
          <table:table-cell table:formula="of:=DEC2HEX([.I36]+410640)" office:value-type="string" office:string-value="64410" calcext:value-type="string">
            <text:p>644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built file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ad_address_pic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21af9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maphea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4d68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be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d21e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tunne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140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AP IN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instal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3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avena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bf6c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41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2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3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6594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mhe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insid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cacb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9:40:57.320192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1:04:33.274426325</meta:creation-date>
    <dc:date>2017-03-07T21:17:40.443404868</dc:date>
    <meta:editing-duration>PT1H11M17S</meta:editing-duration>
    <meta:editing-cycles>16</meta:editing-cycles>
    <meta:generator>LibreOffice/5.1.4.2$Linux_X86_64 LibreOffice_project/10m0$Build-2</meta:generator>
    <meta:document-statistic meta:table-count="1" meta:cell-count="230" meta:object-count="0"/>
  </office:meta>
</office:document-meta>
</file>